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Text_20_body">
      <style:text-properties officeooo:rsid="0058b2aa" officeooo:paragraph-rsid="0058b2aa"/>
    </style:style>
    <style:style style:name="P2" style:family="paragraph" style:parent-style-name="Text_20_body">
      <style:text-properties fo:language="ru" fo:country="RU" officeooo:rsid="006fc96c" officeooo:paragraph-rsid="006fc96c"/>
    </style:style>
    <style:style style:name="P3" style:family="paragraph" style:parent-style-name="Text_20_body">
      <style:text-properties style:font-name="aakar" fo:language="ru" fo:country="RU" officeooo:rsid="006aef12" officeooo:paragraph-rsid="006aef12"/>
    </style:style>
    <style:style style:name="P4" style:family="paragraph" style:parent-style-name="Text_20_body">
      <style:text-properties style:font-name="aakar" fo:language="ru" fo:country="RU" officeooo:rsid="00726e0a" officeooo:paragraph-rsid="00726e0a"/>
    </style:style>
    <style:style style:name="P5" style:family="paragraph" style:parent-style-name="Text_20_body">
      <style:text-properties style:font-name="aakar" fo:language="ru" fo:country="RU" officeooo:rsid="006c1e21" officeooo:paragraph-rsid="006c1e21"/>
    </style:style>
    <style:style style:name="P6" style:family="paragraph" style:parent-style-name="Text_20_body">
      <style:text-properties style:font-name="aakar" fo:language="ru" fo:country="RU" officeooo:rsid="006dfcc4" officeooo:paragraph-rsid="006dfcc4"/>
    </style:style>
    <style:style style:name="P7" style:family="paragraph" style:parent-style-name="Text_20_body">
      <style:text-properties style:font-name="aakar" fo:language="ru" fo:country="RU" officeooo:rsid="00762d8e" officeooo:paragraph-rsid="00762d8e"/>
    </style:style>
    <style:style style:name="P8" style:family="paragraph" style:parent-style-name="Text_20_body">
      <style:text-properties style:font-name="aakar" fo:language="ru" fo:country="RU" officeooo:rsid="0077b51b" officeooo:paragraph-rsid="00869bfa"/>
    </style:style>
    <style:style style:name="P9" style:family="paragraph" style:parent-style-name="Text_20_body">
      <style:text-properties style:font-name="aakar" fo:language="ru" fo:country="RU" officeooo:rsid="0077b51b" officeooo:paragraph-rsid="0077b51b"/>
    </style:style>
    <style:style style:name="P10" style:family="paragraph" style:parent-style-name="Text_20_body">
      <style:text-properties style:font-name="aakar" fo:language="ru" fo:country="RU" officeooo:rsid="008be0d2" officeooo:paragraph-rsid="008be0d2"/>
    </style:style>
    <style:style style:name="P11" style:family="paragraph" style:parent-style-name="Text_20_body">
      <style:text-properties style:font-name="aakar" fo:language="ru" fo:country="RU" officeooo:rsid="007e9f28" officeooo:paragraph-rsid="007e9f28"/>
    </style:style>
    <style:style style:name="P12" style:family="paragraph" style:parent-style-name="Text_20_body">
      <style:text-properties style:font-name="aakar" fo:language="ru" fo:country="RU" officeooo:rsid="007ed298" officeooo:paragraph-rsid="007ed298"/>
    </style:style>
    <style:style style:name="P13" style:family="paragraph" style:parent-style-name="Text_20_body">
      <style:text-properties style:font-name="aakar" fo:language="ru" fo:country="RU" officeooo:rsid="00842f5b" officeooo:paragraph-rsid="00842f5b"/>
    </style:style>
    <style:style style:name="P14" style:family="paragraph" style:parent-style-name="Text_20_body">
      <style:text-properties style:font-name="aakar" fo:language="ru" fo:country="RU" officeooo:rsid="007f2773" officeooo:paragraph-rsid="007f2773"/>
    </style:style>
    <style:style style:name="P15" style:family="paragraph" style:parent-style-name="Text_20_body">
      <style:text-properties style:font-name="aakar" fo:language="ru" fo:country="RU" officeooo:rsid="008269e8" officeooo:paragraph-rsid="008269e8"/>
    </style:style>
    <style:style style:name="P16" style:family="paragraph" style:parent-style-name="Text_20_body">
      <style:text-properties style:font-name="aakar" fo:language="ru" fo:country="RU" officeooo:rsid="007c0740" officeooo:paragraph-rsid="007c0740"/>
    </style:style>
    <style:style style:name="P17" style:family="paragraph" style:parent-style-name="Text_20_body">
      <style:text-properties style:font-name="aakar"/>
    </style:style>
    <style:style style:name="P18" style:family="paragraph" style:parent-style-name="Text_20_body">
      <style:text-properties style:font-name="aakar" officeooo:rsid="00660080" officeooo:paragraph-rsid="00660080"/>
    </style:style>
    <style:style style:name="P19" style:family="paragraph" style:parent-style-name="Text_20_body">
      <style:text-properties style:font-name="Liberation Serif"/>
    </style:style>
    <style:style style:name="P20" style:family="paragraph" style:parent-style-name="Text_20_body">
      <style:text-properties officeooo:paragraph-rsid="00135035"/>
    </style:style>
    <style:style style:name="P21" style:family="paragraph" style:parent-style-name="Text_20_body">
      <style:text-properties officeooo:rsid="00579543" officeooo:paragraph-rsid="00135035"/>
    </style:style>
    <style:style style:name="P22" style:family="paragraph" style:parent-style-name="Text_20_body">
      <style:text-properties officeooo:paragraph-rsid="006ac053"/>
    </style:style>
    <style:style style:name="P23" style:family="paragraph" style:parent-style-name="Text_20_body">
      <style:text-properties officeooo:rsid="003e4239" officeooo:paragraph-rsid="00135035"/>
    </style:style>
    <style:style style:name="P24" style:family="paragraph" style:parent-style-name="Text_20_body">
      <style:paragraph-properties fo:text-align="justify" style:justify-single-word="false"/>
      <style:text-properties fo:font-style="italic" officeooo:rsid="002cda3c" officeooo:paragraph-rsid="00135035" style:font-style-asian="italic" style:font-style-complex="italic"/>
    </style:style>
    <style:style style:name="P25" style:family="paragraph" style:parent-style-name="Text_20_body">
      <style:paragraph-properties fo:text-align="justify" style:justify-single-word="false"/>
      <style:text-properties fo:font-style="italic" officeooo:rsid="002d3282" officeooo:paragraph-rsid="00135035" style:font-style-asian="italic" style:font-style-complex="italic"/>
    </style:style>
    <style:style style:name="P26" style:family="paragraph" style:parent-style-name="Text_20_body">
      <style:paragraph-properties fo:text-align="justify" style:justify-single-word="false"/>
      <style:text-properties officeooo:rsid="0018e370" officeooo:paragraph-rsid="00135035"/>
    </style:style>
    <style:style style:name="P27" style:family="paragraph" style:parent-style-name="Text_20_body">
      <style:paragraph-properties fo:text-align="justify" style:justify-single-word="false"/>
      <style:text-properties officeooo:rsid="002e8270" officeooo:paragraph-rsid="00135035"/>
    </style:style>
    <style:style style:name="P28" style:family="paragraph" style:parent-style-name="Text_20_body">
      <style:paragraph-properties fo:text-align="justify" style:justify-single-word="false"/>
      <style:text-properties officeooo:rsid="0033f61a" officeooo:paragraph-rsid="00135035"/>
    </style:style>
    <style:style style:name="P29" style:family="paragraph" style:parent-style-name="Text_20_body">
      <style:paragraph-properties fo:text-align="justify" style:justify-single-word="false"/>
      <style:text-properties officeooo:rsid="001a0558" officeooo:paragraph-rsid="00135035"/>
    </style:style>
    <style:style style:name="P30" style:family="paragraph" style:parent-style-name="Text_20_body">
      <style:paragraph-properties fo:text-align="justify" style:justify-single-word="false"/>
      <style:text-properties officeooo:rsid="001b0292" officeooo:paragraph-rsid="00135035"/>
    </style:style>
    <style:style style:name="P31" style:family="paragraph" style:parent-style-name="Text_20_body">
      <style:paragraph-properties fo:text-align="justify" style:justify-single-word="false"/>
      <style:text-properties officeooo:rsid="0017810f" officeooo:paragraph-rsid="00135035"/>
    </style:style>
    <style:style style:name="P32" style:family="paragraph" style:parent-style-name="Text_20_body">
      <style:paragraph-properties fo:text-align="justify" style:justify-single-word="false"/>
      <style:text-properties officeooo:rsid="00210db6" officeooo:paragraph-rsid="00135035"/>
    </style:style>
    <style:style style:name="P33" style:family="paragraph" style:parent-style-name="Text_20_body">
      <style:paragraph-properties fo:text-align="justify" style:justify-single-word="false"/>
      <style:text-properties officeooo:rsid="001f7f95" officeooo:paragraph-rsid="00135035"/>
    </style:style>
    <style:style style:name="P34" style:family="paragraph" style:parent-style-name="Text_20_body">
      <style:paragraph-properties fo:text-align="justify" style:justify-single-word="false"/>
      <style:text-properties officeooo:rsid="00d31dd5" officeooo:paragraph-rsid="00135035"/>
    </style:style>
    <style:style style:name="P35" style:family="paragraph" style:parent-style-name="Text_20_body">
      <style:paragraph-properties fo:text-align="justify" style:justify-single-word="false"/>
      <style:text-properties officeooo:rsid="00d3d437" officeooo:paragraph-rsid="00135035"/>
    </style:style>
    <style:style style:name="P36" style:family="paragraph" style:parent-style-name="Text_20_body">
      <style:paragraph-properties fo:text-align="justify" style:justify-single-word="false"/>
      <style:text-properties officeooo:paragraph-rsid="00135035"/>
    </style:style>
    <style:style style:name="P37" style:family="paragraph" style:parent-style-name="Text_20_body">
      <style:paragraph-properties fo:text-align="justify" style:justify-single-word="false"/>
      <style:text-properties officeooo:paragraph-rsid="004f0ae4"/>
    </style:style>
    <style:style style:name="P38" style:family="paragraph" style:parent-style-name="Text_20_body">
      <style:paragraph-properties fo:text-align="justify" style:justify-single-word="false"/>
      <style:text-properties officeooo:paragraph-rsid="00692cc2"/>
    </style:style>
    <style:style style:name="P39" style:family="paragraph" style:parent-style-name="Text_20_body">
      <style:paragraph-properties fo:text-align="justify" style:justify-single-word="false"/>
      <style:text-properties officeooo:rsid="017ac578" officeooo:paragraph-rsid="00135035"/>
    </style:style>
    <style:style style:name="P40" style:family="paragraph" style:parent-style-name="Text_20_body">
      <style:paragraph-properties fo:text-align="justify" style:justify-single-word="false" fo:padding="0in" fo:border="none" style:shadow="none" style:join-border="false"/>
      <style:text-properties officeooo:rsid="01a6b956" officeooo:paragraph-rsid="001424c9"/>
    </style:style>
    <style:style style:name="P41" style:family="paragraph" style:parent-style-name="Text_20_body">
      <style:paragraph-properties fo:text-align="justify" style:justify-single-word="false" fo:padding="0in" fo:border="none" style:shadow="none" style:join-border="false"/>
      <style:text-properties officeooo:rsid="01a11b49" officeooo:paragraph-rsid="001424c9"/>
    </style:style>
    <style:style style:name="P42" style:family="paragraph" style:parent-style-name="Text_20_body">
      <style:paragraph-properties fo:text-align="justify" style:justify-single-word="false" fo:padding="0in" fo:border="none" style:shadow="none" style:join-border="false"/>
      <style:text-properties officeooo:rsid="01c67ebe" officeooo:paragraph-rsid="001424c9"/>
    </style:style>
    <style:style style:name="P43" style:family="paragraph" style:parent-style-name="Text_20_body">
      <style:paragraph-properties fo:text-align="justify" style:justify-single-word="false" fo:padding="0in" fo:border="none" style:shadow="none" style:join-border="false"/>
      <style:text-properties officeooo:rsid="01c057b3" officeooo:paragraph-rsid="001424c9"/>
    </style:style>
    <style:style style:name="P44" style:family="paragraph" style:parent-style-name="Text_20_body">
      <style:paragraph-properties fo:text-align="justify" style:justify-single-word="false" fo:padding="0in" fo:border="none" style:shadow="none" style:join-border="false"/>
      <style:text-properties officeooo:rsid="01a3bd70" officeooo:paragraph-rsid="001424c9"/>
    </style:style>
    <style:style style:name="P45" style:family="paragraph" style:parent-style-name="Text_20_body">
      <style:paragraph-properties fo:text-align="justify" style:justify-single-word="false" fo:padding="0in" fo:border="none" style:shadow="none" style:join-border="false"/>
      <style:text-properties officeooo:rsid="01c9af1a" officeooo:paragraph-rsid="001424c9"/>
    </style:style>
    <style:style style:name="P46" style:family="paragraph" style:parent-style-name="Text_20_body">
      <style:paragraph-properties fo:text-align="justify" style:justify-single-word="false" fo:padding="0in" fo:border="none" style:shadow="none" style:join-border="false"/>
      <style:text-properties officeooo:rsid="01a7b03f" officeooo:paragraph-rsid="001424c9"/>
    </style:style>
    <style:style style:name="P47" style:family="paragraph" style:parent-style-name="Text_20_body">
      <style:paragraph-properties fo:text-align="justify" style:justify-single-word="false" fo:padding="0in" fo:border="none" style:shadow="none" style:join-border="false"/>
      <style:text-properties officeooo:rsid="01a3bad0" officeooo:paragraph-rsid="001424c9"/>
    </style:style>
    <style:style style:name="P48" style:family="paragraph" style:parent-style-name="Text_20_body">
      <style:paragraph-properties fo:text-align="justify" style:justify-single-word="false" fo:padding="0in" fo:border="none" style:shadow="none" style:join-border="false"/>
      <style:text-properties officeooo:rsid="01eeeb7d" officeooo:paragraph-rsid="001424c9"/>
    </style:style>
    <style:style style:name="P49" style:family="paragraph" style:parent-style-name="Text_20_body">
      <style:paragraph-properties fo:text-align="justify" style:justify-single-word="false" fo:padding="0in" fo:border="none" style:shadow="none" style:join-border="false"/>
      <style:text-properties officeooo:rsid="01f12d79" officeooo:paragraph-rsid="001424c9"/>
    </style:style>
    <style:style style:name="P50" style:family="paragraph" style:parent-style-name="Text_20_body">
      <style:paragraph-properties fo:text-align="justify" style:justify-single-word="false" fo:padding="0in" fo:border="none" style:shadow="none" style:join-border="false"/>
      <style:text-properties fo:font-style="normal" officeooo:rsid="003dbcf8" officeooo:paragraph-rsid="001424c9" style:font-style-asian="normal" style:font-style-complex="normal"/>
    </style:style>
    <style:style style:name="P51" style:family="paragraph" style:parent-style-name="Text_20_body">
      <style:paragraph-properties fo:text-align="justify" style:justify-single-word="false" fo:padding="0in" fo:border="none" style:shadow="none" style:join-border="false"/>
      <style:text-properties fo:font-style="normal" officeooo:rsid="004b2f2c" officeooo:paragraph-rsid="004b2f2c" style:font-style-asian="normal" style:font-style-complex="normal"/>
    </style:style>
    <style:style style:name="P52" style:family="paragraph" style:parent-style-name="Heading_20_3">
      <style:text-properties officeooo:paragraph-rsid="00135035"/>
    </style:style>
    <style:style style:name="P53" style:family="paragraph" style:parent-style-name="Text_20_body">
      <style:text-properties style:font-name="aakar" fo:language="ru" fo:country="RU" officeooo:rsid="0090e3af" officeooo:paragraph-rsid="0090e3af"/>
    </style:style>
    <style:style style:name="P54" style:family="paragraph" style:parent-style-name="Text_20_body">
      <style:text-properties style:font-name="aakar" fo:language="ru" fo:country="RU" officeooo:rsid="00943030" officeooo:paragraph-rsid="00943030"/>
    </style:style>
    <style:style style:name="T1" style:family="text">
      <style:text-properties officeooo:rsid="007515f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762d8e"/>
    </style:style>
    <style:style style:name="T4" style:family="text">
      <style:text-properties fo:language="en" fo:country="US" officeooo:rsid="0077b51b"/>
    </style:style>
    <style:style style:name="T5" style:family="text">
      <style:text-properties officeooo:rsid="006fc96c"/>
    </style:style>
    <style:style style:name="T6" style:family="text">
      <style:text-properties officeooo:rsid="006c1e21"/>
    </style:style>
    <style:style style:name="T7" style:family="text">
      <style:text-properties officeooo:rsid="0073e628"/>
    </style:style>
    <style:style style:name="T8" style:family="text">
      <style:text-properties officeooo:rsid="00762d8e"/>
    </style:style>
    <style:style style:name="T9" style:family="text">
      <style:text-properties officeooo:rsid="0077b51b"/>
    </style:style>
    <style:style style:name="T10" style:family="text">
      <style:text-properties officeooo:rsid="00781468"/>
    </style:style>
    <style:style style:name="T11" style:family="text">
      <style:text-properties officeooo:rsid="007b3554"/>
    </style:style>
    <style:style style:name="T12" style:family="text">
      <style:text-properties officeooo:rsid="007be0a0"/>
    </style:style>
    <style:style style:name="T13" style:family="text">
      <style:text-properties officeooo:rsid="007bf266"/>
    </style:style>
    <style:style style:name="T14" style:family="text">
      <style:text-properties officeooo:rsid="008dc533"/>
    </style:style>
    <style:style style:name="T15" style:family="text">
      <style:text-properties officeooo:rsid="008ee698"/>
    </style:style>
    <style:style style:name="T16" style:family="text">
      <style:text-properties officeooo:rsid="008fca99"/>
    </style:style>
    <style:style style:name="T17" style:family="text">
      <style:text-properties officeooo:rsid="00869bfa"/>
    </style:style>
    <style:style style:name="T18" style:family="text">
      <style:text-properties officeooo:rsid="0087a9fd"/>
    </style:style>
    <style:style style:name="T19" style:family="text">
      <style:text-properties officeooo:rsid="0088a567"/>
    </style:style>
    <style:style style:name="T20" style:family="text">
      <style:text-properties officeooo:rsid="00896080"/>
    </style:style>
    <style:style style:name="T21" style:family="text">
      <style:text-properties officeooo:rsid="0089aae2"/>
    </style:style>
    <style:style style:name="T22" style:family="text">
      <style:text-properties officeooo:rsid="0086153f"/>
    </style:style>
    <style:style style:name="T23" style:family="text">
      <style:text-properties officeooo:rsid="0080af85"/>
    </style:style>
    <style:style style:name="T24" style:family="text">
      <style:text-properties fo:language="uk" fo:country="UA" officeooo:rsid="007f2773"/>
    </style:style>
    <style:style style:name="T25" style:family="text">
      <style:text-properties officeooo:rsid="007f2773"/>
    </style:style>
    <style:style style:name="T26" style:family="text">
      <style:text-properties officeooo:rsid="0089e550"/>
    </style:style>
    <style:style style:name="T27" style:family="text">
      <style:text-properties officeooo:rsid="007d6510"/>
    </style:style>
    <style:style style:name="T28" style:family="text">
      <style:text-properties officeooo:rsid="0198a28c"/>
    </style:style>
    <style:style style:name="T29" style:family="text">
      <style:text-properties officeooo:rsid="00579543"/>
    </style:style>
    <style:style style:name="T30" style:family="text">
      <style:text-properties officeooo:rsid="006ac053"/>
    </style:style>
    <style:style style:name="T31" style:family="text">
      <style:text-properties officeooo:rsid="0041e85a"/>
    </style:style>
    <style:style style:name="T32" style:family="text">
      <style:text-properties officeooo:rsid="0037193b"/>
    </style:style>
    <style:style style:name="T33" style:family="text">
      <style:text-properties officeooo:rsid="002d3282"/>
    </style:style>
    <style:style style:name="T34" style:family="text">
      <style:text-properties officeooo:rsid="0031f8e1"/>
    </style:style>
    <style:style style:name="T35" style:family="text">
      <style:text-properties officeooo:rsid="001f5954"/>
    </style:style>
    <style:style style:name="T36" style:family="text">
      <style:text-properties officeooo:rsid="001b0292"/>
    </style:style>
    <style:style style:name="T37" style:family="text">
      <style:text-properties officeooo:rsid="0023936e"/>
    </style:style>
    <style:style style:name="T38" style:family="text">
      <style:text-properties officeooo:rsid="001ef6e5"/>
    </style:style>
    <style:style style:name="T39" style:family="text">
      <style:text-properties officeooo:rsid="00d31dd5"/>
    </style:style>
    <style:style style:name="T40" style:family="text">
      <style:text-properties officeooo:rsid="01c057b3"/>
    </style:style>
    <style:style style:name="T41" style:family="text">
      <style:text-properties officeooo:rsid="01f2da73"/>
    </style:style>
    <style:style style:name="T42" style:family="text">
      <style:text-properties officeooo:rsid="01f4586c"/>
    </style:style>
    <style:style style:name="T43" style:family="text">
      <style:text-properties officeooo:rsid="01aa60c0"/>
    </style:style>
    <style:style style:name="T44" style:family="text">
      <style:text-properties officeooo:rsid="009365b0"/>
    </style:style>
    <style:style style:name="T45" style:family="text">
      <style:text-properties officeooo:rsid="009430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 Чертогах разума овощами зовут Учителей – пострадавших от Хэвэн.</text:p>
      <text:p text:style-name="P1">Пациентами зовут медперсонал.</text:p>
      <text:p text:style-name="P2">Алкоголич — пожилой техник-ремонтник, выполняющий мелкие ремонтные работы в Чертогах Разума. Кашалотовна — повар-раздатчик пищи в столовой. Мымра — дежурная медсестра. Лысый — главврач.</text:p>
      <text:p text:style-name="P2"/>
      <text:p text:style-name="P3">Дедлайн, <text:span text:style-name="T1">Гейзенберг, Леннон и Терминатор</text:span><text:span text:style-name="T2"> </text:span>жив<text:span text:style-name="T1">у</text:span>т в седьмой палате. <text:span text:style-name="T5">У н</text:span><text:span text:style-name="T1">их</text:span><text:span text:style-name="T5"> надзиратель — Судья Дредд.</text:span> <text:span text:style-name="T6">Всего палат с </text:span><text:span text:style-name="T1">У</text:span><text:span text:style-name="T6">чителями семь. </text:span><text:span text:style-name="T5">Диоген живет в пятой — у него надзиратель — Шопен.</text:span></text:p>
      <text:p text:style-name="P4">Элвис <text:span text:style-name="T1">и Бисмарк </text:span>жив<text:span text:style-name="T1">у</text:span>т во второй палате.</text:p>
      <text:p text:style-name="P4">Гейзенберг <text:span text:style-name="T7">(заикается) — выменял у Крыса плеер с наушниками.</text:span></text:p>
      <text:p text:style-name="P17"/>
      <text:p text:style-name="P5">Страна Дедлайна в состоянии холодной войны с бледными — агрессивным государством-конкурентом</text:p>
      <text:p text:style-name="P17"/>
      <text:p text:style-name="P6">Хэвэн восемь лет изучала экономику, после чего ее три года обучали военному делу</text:p>
      <text:p text:style-name="P6">Цезарь <text:span text:style-name="T8">(</text:span><text:span text:style-name="T3">CAESAR)</text:span> — военный ии бледных — на шесть лет старше Феникса <text:span text:style-name="T9">(</text:span><text:span text:style-name="T4">PHOENIX</text:span><text:span text:style-name="T9">)</text:span> — военного ИИ ракетчиков (ему три года).</text:p>
      <text:p text:style-name="P7">У Хэвэн 28 датацентров (узлов кластера)</text:p>
      <text:p text:style-name="P7"/>
      <text:p text:style-name="P8">Магия в Орунгуне зовётся <text:span text:style-name="T10">айна. </text:span></text:p>
      <text:p text:style-name="P53">Аликорны в Орунгуне зовутся фаэри.</text:p>
      <text:p text:style-name="P54">Виндиго — порождения Иль-шогг (это их королева), ментапаразиты.</text:p>
      <text:p text:style-name="P8"/>
      <text:p text:style-name="P8"><text:span text:style-name="T11">Война с виндиго идет </text:span><text:span text:style-name="T12">6</text:span><text:span text:style-name="T13">2</text:span><text:span text:style-name="T11"> </text:span><text:span text:style-name="T13">года. </text:span><text:span text:style-name="T45">К</text:span><text:span text:style-name="T14">ольт-тек основан </text:span><text:span text:style-name="T15">Селестией </text:span><text:span text:style-name="T14">на 20-м году войны.</text:span></text:p>
      <text:p text:style-name="P10">В мехадоспехи облачён один из <text:span text:style-name="T16">пяти</text:span> аликорнов (они очень дорогие). Остальные — в обычные доспехи.</text:p>
      <text:p text:style-name="P11"><text:span text:style-name="T17">На Орунгун пробрались всего </text:span><text:span text:style-name="T18">около 200</text:span><text:span text:style-name="T17"> виндиго, </text:span><text:span text:style-name="T18">около 15 из них уничтожены и 2 пленены</text:span><text:span text:style-name="T17">, но они становятся сильнее по мере заражения всё большего количества аликорнов</text:span>.</text:p>
      <text:p text:style-name="P12">Виндиго <text:span text:style-name="T45">(твари Иль-Шогг)</text:span> на самом деле — дальние родственники аликорнов, они тоже пришли когда-то с Эогиппа и поселились <text:span text:style-name="T19">в материальном мире</text:span>. Но вместо развитой <text:soft-page-break/>цивилизации стали ментальными паразитами. <text:span text:style-name="T19">Крохотную их часть </text:span><text:span text:style-name="T20">(200)</text:span><text:span text:style-name="T19"> провёл на Орунгун отверженный аликорн.</text:span></text:p>
      <text:p text:style-name="P13">Если виндиго <text:span text:style-name="T21">не остаётся в </text:span>разум<text:span text:style-name="T21">е</text:span> заражённого — тот становится ледяным зомби <text:span text:style-name="T45">(лербом)</text:span>. Если остаётся — поведение заражённого не меняется, его почти невозможно отличить от нормального аликорна <text:span text:style-name="T22">(про это аликорны не догадывались)</text:span>.</text:p>
      <text:p text:style-name="P11">Первый <text:span text:style-name="T23">заражённый</text:span> (переполненый ненавистью к окружающим) — отверженный аликорн <text:span text:style-name="T24">&lt;</text:span><text:span text:style-name="T45">Калеодонг</text:span><text:span text:style-name="T24">&gt; </text:span>(его отправили в изгнание за <text:span text:style-name="T24">непризнание над собой власти королев</text:span><text:span text:style-name="T25">ы</text:span><text:span text:style-name="T24"> Лорен. </text:span><text:span text:style-name="T20">Он могучий маг даже на тех жалких остатках айны, что есть в Орунгуне. Он стал королём виндиго Орунгуна</text:span>). </text:p>
      <text:p text:style-name="P14">Виндиго <text:span text:style-name="T23">заражают</text:span> <text:span text:style-name="T21">по одному из двух вариантов</text:span>: <text:span text:style-name="T23">ранее зараженные</text:span> удерживают на месте жертву, пока виндиго <text:span text:style-name="T21">1) </text:span>целует (поцелуй холода) её <text:span text:style-name="T21">или 2) </text:span>входит в неё <text:span text:style-name="T21">и остаётся </text:span><text:span text:style-name="T26">в её сознании </text:span><text:span text:style-name="T21">навсегда</text:span>, используя её внутреннюю ненависть к чему-либо. <text:span text:style-name="T21">В первом варианте получается ледяной зомби, во втором </text:span>— это «два в одном» - гибрид аликорна и виндиго.</text:p>
      <text:p text:style-name="P15">Для того, чтобы заразить аликорна, нужно снять с него шлем или хотя бы открыть его забрало — виндиго материальны и не могут преодолевать физические преграды.</text:p>
      <text:p text:style-name="P11"/>
      <text:p text:style-name="P11"/>
      <text:p text:style-name="P16"><text:span text:style-name="T27">Консул </text:span>Селестия — декан факультета планетарного движения Королевского Астромеханического университета. </text:p>
      <text:p text:style-name="P16">Луна — центурион <text:span text:style-name="T44">первой</text:span> центурии <text:span text:style-name="T44">второй</text:span> когорты шестого легиона <text:span text:style-name="T28">армии</text:span> <text:span text:style-name="T28">Орунгуна</text:span> </text:p>
      <text:p text:style-name="P9"/>
      <text:p text:style-name="P18">Прыгаем в Чёрную дыру<text:line-break/>https://www.youtube.com/watch?v=JoDmsVNzT8A</text:p>
      <text:p text:style-name="P17"/>
      <text:p text:style-name="Text_20_body">Sandy Marton - Camel by Camel</text:p>
      <text:p text:style-name="Text_20_body"><text:a xlink:type="simple" xlink:href="https://www.youtube.com/watch?v=JnqQ8n06-0A" text:style-name="Internet_20_link" text:visited-style-name="Visited_20_Internet_20_Link">https://www.youtube.com/watch?v=JnqQ8n06-0A</text:a></text:p>
      <text:p text:style-name="P19">Jan Hammer - Crockett's theme </text:p>
      <text:p text:style-name="P20"><text:a xlink:type="simple" xlink:href="https://www.youtube.com/watch?v=8r6fk8VTjbY" text:style-name="Internet_20_link" text:visited-style-name="Visited_20_Internet_20_Link"><text:span text:style-name="T29">https://www.youtube.com/watch?v=8r6fk8VTjbY</text:span></text:a></text:p>
      <text:p text:style-name="P21">Rameses B - North</text:p>
      <text:p text:style-name="Text_20_body"><text:a xlink:type="simple" xlink:href="https://www.youtube.com/watch?v=U5im_1MHrLU" text:style-name="Internet_20_link" text:visited-style-name="Visited_20_Internet_20_Link">https://www.youtube.com/watch?v=U5im_1MHrLU</text:a></text:p>
      <text:p text:style-name="Text_20_body">Rameses B - Transcend</text:p>
      <text:p text:style-name="P20"><text:a xlink:type="simple" xlink:href="https://www.youtube.com/watch?v=5LE5IHJMDiQ" text:style-name="Internet_20_link" text:visited-style-name="Visited_20_Internet_20_Link"><text:soft-page-break/><text:span text:style-name="T29">https://www.youtube.com/watch?v=5LE5IHJMDiQ</text:span></text:a><text:span text:style-name="T29"><text:line-break/>Hanu Dixit - Distant Lands</text:span></text:p>
      <text:p text:style-name="P22"><text:a xlink:type="simple" xlink:href="https://www.youtube.com/watch?v=Ok_JgMamVnQ" text:style-name="Internet_20_link" text:visited-style-name="Visited_20_Internet_20_Link">https://www.youtube.com/watch?v=Ok_JgMamVnQ</text:a></text:p>
      <text:p text:style-name="P22"/>
      <text:p text:style-name="P22"><text:span text:style-name="T30">Invicible - Vibe Tracs </text:span><text:a xlink:type="simple" xlink:href="https://www.youtube.com/watch?v=mkka6K8runM" text:style-name="Internet_20_link" text:visited-style-name="Visited_20_Internet_20_Link"><text:span text:style-name="T30">https://www.youtube.com/watch?v=mkka6K8runM</text:span></text:a></text:p>
      <text:p text:style-name="P22"><text:line-break/></text:p>
      <text:p text:style-name="P21">===============================================================================</text:p>
      <text:p text:style-name="P20"><text:span text:style-name="T31">В пространстве с</text:span>мутно <text:span text:style-name="T31">проступили очертания шести замерших в стазисе пони и одной аликорницы. Я мог только пялиться на них, не в силах пошевелить и пальцем. Внезапно, после сухого щелчка, пространство пришло в движение, пони постепенно опустились вниз. Из меркнущей картинки ко мне вылетела фотография мужского члена...</text:span></text:p>
      <text:p text:style-name="P20"/>
      <text:h text:style-name="P52" text:outline-level="3">Сатисфакция</text:h>
      <text:p text:style-name="P20">… <text:span text:style-name="T32">(Анакорн рассказывает Анону, что он был развоплощён и его выдумала Сел - не только Анона, но и весь его мир – он показывает Анону её мысленную летопись)</text:span></text:p>
      <text:p text:style-name="P23">...</text:p>
      <text:p text:style-name="P24">Много лет прошло с той битвы. Я всё ещё переживаю каждый её миг, хотя воспоминания закры<text:span text:style-name="T33">ты</text:span> мощной бронёй запретов. Чтобы уйти от ежеминутной боли, я начинаю эту историю. Историю о забавном существе по имени Анон, живущем в далёком странном мире, говорящем смешные слова и совершающем нелепые поступки. <text:span text:style-name="T33">Придумывать новый мир легко и приятно, и это куда лучше, чем медленно погружаться в пучину безумия от отчаяния и осознания безнадёжности положения.</text:span></text:p>
      <text:p text:style-name="P25">Да будет так.</text:p>
      <text:p text:style-name="P20">...</text:p>
      <text:p text:style-name="P26">- А, так это ты меня выдумала, жопа рогатая! - я дьявольски усмехнулся. - Ну что ж, дай и мне посочинять малость! Не ты одна умеешь бумагу марать!</text:p>
      <text:p text:style-name="P27">Я хрустнул пальцами и взялся за <text:span text:style-name="T34">карандаш</text:span>…</text:p>
      <text:p text:style-name="P27">…</text:p>
      <text:p text:style-name="P27"/>
      <text:p text:style-name="P28"/>
      <text:p text:style-name="P28">…</text:p>
      <text:p text:style-name="P26">-----------------------------------------------</text:p>
      <text:p text:style-name="P26"><text:soft-page-break/>На сцену вышла лошадь и уселась за стол. По залу прокатился вздох удивления.</text:p>
      <text:p text:style-name="P26">То, что лошадь уселась по человечески, <text:span text:style-name="T35">осторожно </text:span>умостив круп на скамейке и положив передние ноги на столешницу, само по себе смотрелось феерически. Но к удивлению примешивалась и немалая доля восхищения, вызванного статью лошади.</text:p>
      <text:p text:style-name="P29">Удивительно длинные ноги <text:span text:style-name="T36">гармонировали с грациозным телом белоснежного цвета. Зеленовато-фиолетовые хвост и грива были необычно объёмными, хотя при этом не создавали ощущения тяжести, плавно стекая вниз переливающимися локонами. О</text:span>брамлённые чудными ресницами <text:span text:style-name="T36">о</text:span>громные <text:span text:style-name="T37">вишнёвые </text:span>глаза <text:span text:style-name="T36">взирали на мир с той неуловимой интонацией, в которой можно было распознать одновременно и вселенскую мудрость, и детское простодушие. Чуть неправильный верхний прикус придавал смешливое выражение изящной морде создания. Искусно закреплённый на голове рог и на спине крылья только подчёркивали необычность существа.</text:span></text:p>
      <text:p text:style-name="P30">В целом, лошадью животное можно было назвать с большой натяжкой – так, мы можем назвать суперкар Бугатти легковой машиной, но вероятность стоять <text:s/>в пробках спального района города у этой машины стремится к нулю.</text:p>
      <text:p text:style-name="P31">…</text:p>
      <text:p text:style-name="P32">Эта лошадь приговаривается к смертной казни через усекновение головы!</text:p>
      <text:p text:style-name="P32">Палач пригнул голову лошади к эшафоту. <text:span text:style-name="T38">Лошадь прикрыла глаза копытами</text:span></text:p>
      <text:p text:style-name="P26">…</text:p>
      <text:p text:style-name="P33">Не дам убивать говорящую лошадь!!!</text:p>
      <text:p text:style-name="P34"/>
      <text:p text:style-name="P34">===================================</text:p>
      <text:p text:style-name="P35">Сел одно время становится наркоманкой</text:p>
      <text:p text:style-name="P35"><text:line-break/><text:line-break/></text:p>
      <text:p text:style-name="P36"><text:span text:style-name="T39"><text:line-break/></text:span>Интересная вещь происходит с памятью. То, что происходит под коксом, в трезвом состоянии бывает почти невозможно вспомнить, пока не примешь следующую дозу. У человека могут образоваться как бы две почти не связанные друг с другом реальности. Например, Стивен Кинг рассказывал, что он написал пару книг под кокаином и вообще не может этого вспомнить.</text:p>
      <text:p text:style-name="P37"><text:line-break/><text:line-break/>Другим эффектом кокса является обострение всех чувств. Клиент начинает видеть мелкие детали, на которые в обычной жизни не обращает внимания, и они для него обретают глубокий смысл. Мир кажется очень ярким, начинает невероятно доставлять музыка или, скажем, колокольный звон. Кожа становится очень <text:soft-page-break/>чувствительной. Если хорошенько догнаться, то может даже начать казаться, что у тебя под кожей шевелятся насекомые. В такой ситуации товарищ наркоман может расчесать себе руки в мясо, пытаясь их вытащить. Также у клиента может сильно подняться градус неадеквата. На самое невинное действие или обычный вопрос объебос может устроить пиздец гопоте.</text:p>
      <text:p text:style-name="P37"><text:line-break/>К чисто физиологическим эффектам можно отнести повышение давления, потливость, повышение пульса, расширение зрачков и т. д. В целом всё это похоже на другие психостимы, такие как винт или фен. Однако эффект от употребления кокаина довольно кратковременный. Если нюхать, то вставлять будет 30-60 минут. Если колоть или курить в виде крэка, то вообще минут 20-30. После этого следует резкий и внезапный выход и несильное желание повторить употребление — слабее, чем от 4-mmc, но лишь в начале твоего пути, торагой</text:p>
      <text:p text:style-name="P37"><text:line-break/><text:line-break/>Вы замечаете рост возможностей самоконтроля, прилив жизненных сил и увеличение работоспособности. Другими словами, остаетесь совершенно нормальным человеком, и очень скоро уже просто не верите, что находитесь под воздействием препарата... Продолжительная и интенсивная физическая работа выполняется, не оставляя ощущения усталости. Результат достигается без каких бы то ни было неприятных побочных эффектов, характерных для воздействия алкоголем. Абсолютно никакой тяги к кокаину не появляется ни после первого, ни после последующих применений лекарства</text:p>
      <text:p text:style-name="P37"><text:line-break/>Дедушка Фрейд, в молодости большой поклонник был кокоса))</text:p>
      <text:p text:style-name="P36"><text:line-break/>да ))) После изобретения кокаина, он не только считался абсолютно безвредным, но и чуть ли не лекарством от всех болезней. Только надо учитывать, что использовался он поначалу довольно дисциплинированными учеными в разумных дозах. А листья коки, которые настоящие индейцы невозбранно жрали всю жизнь, содержат всего 1% кокоса. Однако после проникновения чистого продукта в массы стало понятно, что все не так просто.<text:line-break/><text:line-break/>зависимость исключительно в голове поциэнта , физиологически ничо такого нет , но это как из супермэна стать опять шмарклей ...Отходняк от кокаина малоприятен — НЕНАВИСТЬ, беспокойство, депрессия и усталость.<text:line-break/>Привыкание — нюхать со временем приходится всё больше и больше.<text:line-break/>Зависимость вызывается, помимо всего прочего, структурными изменениями в мозгу (производится меньше дофаминовых рецепторов). Каждый пятый юзер кокаина подсаживается на него крепко и надолго.<text:line-break/>Разрушение перегородки в носу — одна из самых неприятных побочек. Если долбить часто, то за счёт значительного сужения сосудов, могут отмирать ткани этой самой перегородки. Сначала просто кровь и боль, потом перфорация (дырка в этой самой перегородке), а потом мононос.<text:line-break/>Прочие неприятные эффекты включают в себя нарушения сна, депрессию, психозы, вероятность инсульта и т. п.<text:line-break/>Вероятность инфаркта — четверть сердечных приступов до 45 лет среди жителей этой вашей Англии <text:soft-page-break/>происходит из-за кокса. Не только от передозировок, но и от тромбов, которые он создаёт.<text:line-break/>Передозировка — тоже мало приятного. Умирать молодым не шибко весело. А из-за очень короткого эффекта, за одну ночь можно незаметно вынюхать за десятерых.</text:p>
      <text:p text:style-name="P38"><text:line-break/>Механизм психической зависимости довольно простой. Занюхнул дорожку — стало пиздато, кончилось действие — стало хуево. Только пиздато час, а хуево потом довольно долго. Если стаж большой, то после последней дозы, хотя ничего и не болит, но первые часов двенадцать может быть просто пиздец, дальше дней 5-6 очень хуево (ни поспать, ни поесть, ни посрать, ни подтереться), а потом несколько месяцев депресуха и жуткая скука. И все это время периодически наваливается тяга к сабжу. Если продержаться месяца три, то все сойдет на нет. Но еще где-то год желание нюхнуть будет иногда возвращаться<text:line-break/><text:line-break/>Еще важной деталью является то, что первый раз поциент получает ОЧЕНЬ крутые ощущения. Это хочется повторить, но как в первый раз уже больше никогда не будет. Каждый следующий заход субъективно вставляет меньше, чем предыдущий. Поэтому нарк будет из раза в раз пытаться, думая, что ну вот, в этот раз все будет также охуенно, как тогда.</text:p>
      <text:p text:style-name="P38"><text:line-break/>Все эффекты усиливаются, если нюхать в компании. В кокаиновые тусовки — это отдельная тема. Групповой приход сильнее, чем в одиночку. Все друг друга подзадоривают, и остановиться почти нереально. Пока весь порошок не закончится или кто-то не сдохнет))</text:p>
      <text:p text:style-name="P38"><text:line-break/>В отличие от герыча, с кокса слезть можно. Известны реальные случаи, тот же Стивен Кинг, например. Дедушка Фрейд после активного употребления тоже довольно быстро осознал, что от кокса у него развилась жуткая депрессия, и быстро свернул лавочку. Как ни странно, главным элементом лечения всегда является отказ от употребления сабжа. Если есть передоз, глюки или какой-то другой лютый пиздец, то сначала лечат всякими препаратами, могут и в стационаре.</text:p>
      <text:p text:style-name="P38"><text:line-break/>Потом — как повезет. Если нарку не подфартило, и он родился в России, то врачи, скорее всего, пропишут психотропные препараты, которые сделают из него овощ. Но с кокса он, вероятно, слезет, и будет вести долгую и счастливую жизнь, достойную лучших представителей флоры. Надо будет только вовремя поливать этот счастливый лотос и выгребать говно с грядки, на которой он растёт.</text:p>
      <text:p text:style-name="P38"><text:line-break/>спидбол , качели, он же Антверпенский коктейль. Инъекция раствора смеси кокаина и героина, или же смеси любого амфетамина и любого опиата, или две инъекции растворов с небольшим промежутком в разные вены. Исключительно опасный наркококтейль — как ни странно, но вещества с прямо противоположным механизмом действия ничуть не подавляют свои свойства, а напротив, усиливают их (возникают, собственно, качели — бросает из стимуляции в седацию). Что приводит к крайне высокому риску стать героем — как от банального передоза, так и от сердечного приступа. Именно от последнего умерли актеры Ривер Феникс и Джон Белуши, Крис Фарли. Все они как следует вмазались отборным спидболлом. Гламурненько и со вкусом, освободили от себя генофонд по-звездному. Еще две жертвы спидбола — Хиллел Словак из Red Hot Chili <text:soft-page-break/>Peppers и Лэйн Стэйли из Alice In Chains. Ну, и невидимые миру безвестные менеджеры пачками, этих вообще не жалко.<text:line-break/><text:line-break/>Если употреблять вместе кокс и алкоголь, то кайф будет сильнее. Это связано с образованием кокаэтилена (этилкокаина) в организме. Но удар по сердцу происходит очень сильный.<text:line-break/><text:line-break/>мы добавляем в минус -Питера Стила (Type O Negative) и Пола Грэя (Slipknot)<text:line-break/><text:line-break/>Крэк, он же рок, хард, железо, пещерный, основание — кристаллическая форма кокаина, годная в курение. В этой стране практически отсутствует, вызывает привыкание даже быстрее, чем сам снежок по вене. Является несравненным источником лютого насилия, дешевле и напрочь откручивает башню упоровшемуся ... короче кровь кишки распидарасило это сюда …<text:line-break/><text:line-break/>интересные моменты физиологии упоротых двуногих животных отметил Ломачинский )))<text:line-break/><text:line-break/>В основании мозга имеется так называемая базальная артерия. Употребление возбуждающих наркотиков типа кокаина или амфетаминов может резко повышать давление. Кровь распирает стенку сосуда. Тогда возникает аневризма – расширение на артерии. Просвет большой, а стеночка тонюсенькая. А где тонко, там и рвется. Застукала мама сыночка на пикантном моменте – у того давление подскочило, аневризма разорвалась. Кровушка прорывается в мозг, в центры, где дыхание контролируется. Всё, стоп машина. Забыл, как дышать и помер.<text:line-break/><text:line-break/>Ломачинский А., «Курьезы военной медицины и экспертизы»: «Цветы для патологоанатома»<text:line-break/><text:line-break/>сотри на нее.... кокаиновое творчество довольно разнообразно. Оно может быть полно агрессии, секса, и т. д., а может быть и утонченно-мрачным и изысканным. Часто это интересно для нормального человека. Главная подлянка кокаина, что аффтар не чувствует своего аффтарства. Эти произведения написаны как бы и не им. Как это хорошо выражено у Tequilajazzz, если ты употребляешь кокаин, то «в твоем плюгавом теле вторая сука живет». Именно эта «вторая сука» и творит за аффтара, а сам он об этом может даже и не помнить, как Стивен Кинг не помнил написанных под сабжем двух книг. Ещё один пример — довольно известная в своё время актриса Кэрри Фишер aka Лея Органа после успеха первого фильма поехала, и на съёмках «Империи» в трезвом виде вообще не появлялась. В последние годы жизни, благополучно спрыгнув с кокса, она во всех интервью утверждала, что эта пара лет вообще совершенно выпала из её жизни и она не помнит ни единого съёмочного дня «Эпизода V»<text:line-break/><text:line-break/>кокаин приходит сверху, через сливки общества. Кокаин употребляют целые толпы политиков, топ-менеджеров, бизнесменов, спортсменов и, конечно, деятелей культуры и искусства, от писателей до порнозвезд. А уже через них, через их картины, фильмы, песни и прочий креатифф, представление о сабже получает менее пафосная публика. А широкие слои населения очень хотят быть похожими на своих кумиров. Типичный ход мысли плебса раскрывает Леди Гага:<text:line-break/><text:line-break/><text:soft-page-break/>Мне хотелось походить на своих кумиров — Мика Джаггера и Энди Уорхола, — рассказала певица. — Единственным способом сделать это, как мне казалось, жить так, как жили они. Я запиралась у себя в комнате, слушала музыку и поглощала кокаин.</text:p>
      <text:p text:style-name="P36"/>
      <text:p text:style-name="P36"/>
      <text:p text:style-name="P39">Coldplay – Talk</text:p>
      <text:p text:style-name="P36"><text:line-break/></text:p>
      <text:p text:style-name="P36">---------------------------------------</text:p>
      <text:p text:style-name="P40"/>
      <text:p text:style-name="P41">Сюжет:</text:p>
      <text:p text:style-name="P41">Анон лежит в психушке и ему снятся сны (чтоб их видеть, он скрывает, что не пьёт галоперидол). Во снах – отдельная сюжетная линия (временная петля). <text:span text:style-name="T40">Постепенно в мире психушки ситуация накаляется, начинается ядерный апокалипсис. Все, кроме Анона, прячутся в подвале психушки. Анон вылазит на крышу и там встречает атомный гриб. Он смеётся ему навстречу…</text:span></text:p>
      <text:p text:style-name="P41"/>
      <text:p text:style-name="P42">(с этого момента начинаются воспоминания Хумана)-&gt;</text:p>
      <text:p text:style-name="P42"/>
      <text:p text:style-name="P43">…В пламени проявляется её лик (астральный вид Сел). Она говорит ему, что их миры взаимосвязаны. В её мире тоже апокалипсис. Чтобы не допустить их в обоих мирах, она засылает Анона далеко в прошлое Эквестрии (она не может послать туда создание из своего мира, как и отправиться сама – возникнет петля времени). <text:s/>Задача Анона – отменить апокалипсис (фолаут) в Эквестрии, тем самым отменив его и в своём мире. Его задание - … (?)</text:p>
      <text:p text:style-name="P41"/>
      <text:p text:style-name="P43">Вот как раз похождения Анона в глубоком прошлом Эквестрии и снятся Анону в психушке.</text:p>
      <text:p text:style-name="P41"/>
      <text:p text:style-name="P41">-----------------</text:p>
      <text:p text:style-name="P44">Фантастические Сны <text:span text:style-name="T41">Дедлайна</text:span> из психушки – придумала Селестия, превращённая в камень. Эквестрийский Сон (с Обменом) – придумал <text:span text:style-name="T42">Дедлайн</text:span> в ответ. Это и есть великий Обмен.</text:p>
      <text:p text:style-name="P41">-----------------</text:p>
      <text:p text:style-name="P41"/>
      <text:p text:style-name="P41"/>
      <text:p text:style-name="P45"><text:soft-page-break/>===========================================</text:p>
      <text:p text:style-name="P45"/>
      <text:p text:style-name="P46">(Анон просыпается во временной петле в далёком прошлом Эквестрии, когда ещё аликорны не пришли к власти и самой Эквестрии не было – его отбросило в прошлое в результате магической битвы, в которой <text:span text:style-name="T43">сама </text:span>Сел стала статуей, <text:span text:style-name="T43">а Луну закинуло на луну</text:span>).</text:p>
      <text:p text:style-name="P47"/>
      <text:p text:style-name="P47">Сон 2:</text:p>
      <text:p text:style-name="P47"/>
      <text:p text:style-name="P47">Сон 3:</text:p>
      <text:p text:style-name="P47"/>
      <text:p text:style-name="P47">Сон 4:</text:p>
      <text:p text:style-name="P47">Сон 5:</text:p>
      <text:p text:style-name="P47"/>
      <text:p text:style-name="P47">Сборка в Эквестрии</text:p>
      <text:p text:style-name="P47"/>
      <text:p text:style-name="P48"/>
      <text:p text:style-name="P49">===========================================================</text:p>
      <text:p text:style-name="P50"/>
      <text:p text:style-name="P51">&lt;Сел пыталась всё исправить, но делала это неправильно. Дедлайн это исправляет и всё прощается 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style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917in" fo:margin-right="0.26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2-01T02:28:09.027511776</meta:creation-date>
    <dc:date>2025-08-29T01:18:11.636000000</dc:date>
    <meta:editing-duration>P38DT59M45S</meta:editing-duration>
    <meta:editing-cycles>92</meta:editing-cycles>
    <meta:generator>LibreOffice/7.6.2.1$Windows_X86_64 LibreOffice_project/56f7684011345957bbf33a7ee678afaf4d2ba333</meta:generator>
    <meta:document-statistic meta:table-count="0" meta:image-count="0" meta:object-count="0" meta:page-count="9" meta:paragraph-count="91" meta:word-count="2430" meta:character-count="17114" meta:non-whitespace-character-count="14684"/>
  </office:meta>
</office:document-meta>
</file>